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spreadsheet>
      <table:table table:name="Dados Brutos">
        <table:table-row>
          <table:table-cell>
            <text:p text:style-name="BoldText">Teste</text:p>
          </table:table-cell>
          <table:table-cell>
            <text:p text:style-name="BoldText">Kernel</text:p>
          </table:table-cell>
          <table:table-cell>
            <text:p text:style-name="BoldText">Elementos</text:p>
          </table:table-cell>
          <table:table-cell>
            <text:p text:style-name="BoldText">Tempo Médio (ns)</text:p>
          </table:table-cell>
          <table:table-cell>
            <text:p text:style-name="BoldText">Vazão (GFLOPS)</text:p>
          </table:table-cell>
          <table:table-cell>
            <text:p text:style-name="BoldText">Aceleração vs Thrust</text:p>
          </table:table-cell>
          <table:table-cell>
            <text:p text:style-name="BoldText">Validação</text:p>
          </table:table-cell>
        </table:table-row>
        <table:table-row>
          <table:table-cell>
            <text:p>1M</text:p>
          </table:table-cell>
          <table:table-cell>
            <text:p>Many-threads</text:p>
          </table:table-cell>
          <table:table-cell office:value-type="float" office:value="1000000">
            <text:p>1000000</text:p>
          </table:table-cell>
          <table:table-cell office:value-type="float" office:value="595779">
            <text:p>595779</text:p>
          </table:table-cell>
          <table:table-cell office:value-type="float" office:value="1.678472">
            <text:p>1.678</text:p>
          </table:table-cell>
          <table:table-cell office:value-type="float" office:value="0.3121023928621169">
            <text:p>0.31</text:p>
          </table:table-cell>
          <table:table-cell>
            <text:p>OK</text:p>
          </table:table-cell>
        </table:table-row>
        <table:table-row>
          <table:table-cell>
            <text:p>1M</text:p>
          </table:table-cell>
          <table:table-cell>
            <text:p>Thrust</text:p>
          </table:table-cell>
          <table:table-cell office:value-type="float" office:value="1000000">
            <text:p>1000000</text:p>
          </table:table-cell>
          <table:table-cell office:value-type="float" office:value="185944">
            <text:p>185944</text:p>
          </table:table-cell>
          <table:table-cell office:value-type="float" office:value="5.377953">
            <text:p>5.378</text:p>
          </table:table-cell>
          <table:table-cell office:value-type="float" office:value="1.0">
            <text:p>1.00</text:p>
          </table:table-cell>
          <table:table-cell>
            <text:p>OK</text:p>
          </table:table-cell>
        </table:table-row>
        <table:table-row>
          <table:table-cell>
            <text:p>1M</text:p>
          </table:table-cell>
          <table:table-cell>
            <text:p>Persistente</text:p>
          </table:table-cell>
          <table:table-cell office:value-type="float" office:value="1000000">
            <text:p>1000000</text:p>
          </table:table-cell>
          <table:table-cell office:value-type="float" office:value="114926">
            <text:p>114926</text:p>
          </table:table-cell>
          <table:table-cell office:value-type="float" office:value="8.701229">
            <text:p>8.701</text:p>
          </table:table-cell>
          <table:table-cell office:value-type="float" office:value="1.6179444111913956">
            <text:p>1.62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Many-threads</text:p>
          </table:table-cell>
          <table:table-cell office:value-type="float" office:value="16000000">
            <text:p>16000000</text:p>
          </table:table-cell>
          <table:table-cell office:value-type="float" office:value="8750399">
            <text:p>8750399</text:p>
          </table:table-cell>
          <table:table-cell office:value-type="float" office:value="1.828488">
            <text:p>1.828</text:p>
          </table:table-cell>
          <table:table-cell office:value-type="float" office:value="0.11539373218280051">
            <text:p>0.12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Thrust</text:p>
          </table:table-cell>
          <table:table-cell office:value-type="float" office:value="16000000">
            <text:p>16000000</text:p>
          </table:table-cell>
          <table:table-cell office:value-type="float" office:value="1009741">
            <text:p>1009741</text:p>
          </table:table-cell>
          <table:table-cell office:value-type="float" office:value="15.845644">
            <text:p>15.846</text:p>
          </table:table-cell>
          <table:table-cell office:value-type="float" office:value="1.0">
            <text:p>1.00</text:p>
          </table:table-cell>
          <table:table-cell>
            <text:p>OK</text:p>
          </table:table-cell>
        </table:table-row>
        <table:table-row>
          <table:table-cell>
            <text:p>16M</text:p>
          </table:table-cell>
          <table:table-cell>
            <text:p>Persistente</text:p>
          </table:table-cell>
          <table:table-cell office:value-type="float" office:value="16000000">
            <text:p>16000000</text:p>
          </table:table-cell>
          <table:table-cell office:value-type="float" office:value="1046368">
            <text:p>1046368</text:p>
          </table:table-cell>
          <table:table-cell office:value-type="float" office:value="15.290979">
            <text:p>15.291</text:p>
          </table:table-cell>
          <table:table-cell office:value-type="float" office:value="0.9649957426785557">
            <text:p>0.96</text:p>
          </table:table-cell>
          <table:table-cell>
            <text:p>OK</text:p>
          </table:table-cell>
        </table:table-row>
      </table:table>
      <table:table table:name="Resumo">
        <table:table-row>
          <table:table-cell>
            <text:p text:style-name="BoldText">RESUMO DOS EXPERIMENTOS</text:p>
          </table:table-cell>
        </table:table-row>
        <table:table-row/>
        <table:table-row>
          <table:table-cell>
            <text:p text:style-name="BoldText">Teste: 1M elementos</text:p>
          </table:table-cell>
        </table:table-row>
        <table:table-row>
          <table:table-cell>
            <text:p text:style-name="BoldText">Kernel</text:p>
          </table:table-cell>
          <table:table-cell>
            <text:p text:style-name="BoldText">Vazão (GFLOPS)</text:p>
          </table:table-cell>
          <table:table-cell>
            <text:p text:style-name="BoldText">Aceleração vs Thrust</text:p>
          </table:table-cell>
        </table:table-row>
        <table:table-row>
          <table:table-cell>
            <text:p>Many-threads</text:p>
          </table:table-cell>
          <table:table-cell office:value-type="float" office:value="1.678472">
            <text:p>1.678</text:p>
          </table:table-cell>
          <table:table-cell office:value-type="float" office:value="0.3121023928621169">
            <text:p>0.31×</text:p>
          </table:table-cell>
        </table:table-row>
        <table:table-row>
          <table:table-cell>
            <text:p>Thrust</text:p>
          </table:table-cell>
          <table:table-cell office:value-type="float" office:value="5.377953">
            <text:p>5.378</text:p>
          </table:table-cell>
          <table:table-cell office:value-type="float" office:value="1.0">
            <text:p>1.00×</text:p>
          </table:table-cell>
        </table:table-row>
        <table:table-row>
          <table:table-cell>
            <text:p>Persistente</text:p>
          </table:table-cell>
          <table:table-cell office:value-type="float" office:value="8.701229">
            <text:p>8.701</text:p>
          </table:table-cell>
          <table:table-cell office:value-type="float" office:value="1.6179444111913956">
            <text:p>1.62×</text:p>
          </table:table-cell>
        </table:table-row>
        <table:table-row/>
        <table:table-row>
          <table:table-cell>
            <text:p text:style-name="BoldText">Teste: 16M elementos</text:p>
          </table:table-cell>
        </table:table-row>
        <table:table-row>
          <table:table-cell>
            <text:p text:style-name="BoldText">Kernel</text:p>
          </table:table-cell>
          <table:table-cell>
            <text:p text:style-name="BoldText">Vazão (GFLOPS)</text:p>
          </table:table-cell>
          <table:table-cell>
            <text:p text:style-name="BoldText">Aceleração vs Thrust</text:p>
          </table:table-cell>
        </table:table-row>
        <table:table-row>
          <table:table-cell>
            <text:p>Many-threads</text:p>
          </table:table-cell>
          <table:table-cell office:value-type="float" office:value="1.828488">
            <text:p>1.828</text:p>
          </table:table-cell>
          <table:table-cell office:value-type="float" office:value="0.11539373218280051">
            <text:p>0.12×</text:p>
          </table:table-cell>
        </table:table-row>
        <table:table-row>
          <table:table-cell>
            <text:p>Thrust</text:p>
          </table:table-cell>
          <table:table-cell office:value-type="float" office:value="15.845644">
            <text:p>15.846</text:p>
          </table:table-cell>
          <table:table-cell office:value-type="float" office:value="1.0">
            <text:p>1.00×</text:p>
          </table:table-cell>
        </table:table-row>
        <table:table-row>
          <table:table-cell>
            <text:p>Persistente</text:p>
          </table:table-cell>
          <table:table-cell office:value-type="float" office:value="15.290979">
            <text:p>15.291</text:p>
          </table:table-cell>
          <table:table-cell office:value-type="float" office:value="0.9649957426785557">
            <text:p>0.96×</text:p>
          </table:table-cell>
        </table:table-row>
        <table:table-row/>
        <table:table-row>
          <table:table-cell>
            <text:p text:style-name="BoldText">Observações:</text:p>
          </table:table-cell>
        </table:table-row>
        <table:table-row>
          <table:table-cell>
            <text:p>• GPU: NVIDIA GeForce GTX 750 Ti</text:p>
          </table:table-cell>
        </table:table-row>
        <table:table-row>
          <table:table-cell>
            <text:p>• Repetições: 30 vezes por kernel</text:p>
          </table:table-cell>
        </table:table-row>
        <table:table-row>
          <table:table-cell>
            <text:p>• Threads por bloco: 1024</text:p>
          </table:table-cell>
        </table:table-row>
        <table:table-row>
          <table:table-cell>
            <text:p>• Blocos (persistente): 32</text:p>
          </table:table-cell>
        </table:table-row>
        <table:table-row>
          <table:table-cell>
            <text:p>• Thrust baseline (1.00×) é a referênci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BoldText" style:family="paragraph" style:display-name="BoldText"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